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910A6E57EE0C88D9A1.png" manifest:media-type="image/png"/>
  <manifest:file-entry manifest:full-path="Pictures/100002010000043C00000109BE261EEABE652E7C.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Text_20_body">
      <style:text-properties officeooo:rsid="00c16c78" officeooo:paragraph-rsid="00c16c78"/>
    </style:style>
    <style:style style:name="P42" style:family="paragraph" style:parent-style-name="Text_20_body">
      <style:text-properties officeooo:rsid="00d997fc" officeooo:paragraph-rsid="00df90b6"/>
    </style:style>
    <style:style style:name="P43" style:family="paragraph" style:parent-style-name="Text_20_body">
      <style:text-properties officeooo:rsid="00dbcc28" officeooo:paragraph-rsid="00df90b6"/>
    </style:style>
    <style:style style:name="P44" style:family="paragraph" style:parent-style-name="Text_20_body">
      <style:text-properties officeooo:rsid="00f9a287" officeooo:paragraph-rsid="00f9a287"/>
    </style:style>
    <style:style style:name="P45" style:family="paragraph" style:parent-style-name="Text_20_body">
      <style:text-properties officeooo:rsid="00fa8c95" officeooo:paragraph-rsid="00fa8c95"/>
    </style:style>
    <style:style style:name="P46" style:family="paragraph" style:parent-style-name="Text_20_body">
      <style:text-properties officeooo:rsid="0120ecb5" officeooo:paragraph-rsid="0120ecb5"/>
    </style:style>
    <style:style style:name="P47"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8" style:family="paragraph" style:parent-style-name="Text_20_body">
      <style:paragraph-properties fo:break-before="page"/>
      <style:text-properties officeooo:rsid="008d0c16" officeooo:paragraph-rsid="008d0c16"/>
    </style:style>
    <style:style style:name="P49" style:family="paragraph" style:parent-style-name="Bibliography_20_Heading">
      <style:paragraph-properties fo:break-before="page"/>
    </style:style>
    <style:style style:name="P50" style:family="paragraph" style:parent-style-name="Illustration_20_Index_20_1">
      <style:paragraph-properties>
        <style:tab-stops>
          <style:tab-stop style:position="6.6929in" style:type="right" style:leader-style="dotted" style:leader-text="."/>
        </style:tab-stops>
      </style:paragraph-properties>
    </style:style>
    <style:style style:name="P51" style:family="paragraph" style:parent-style-name="Bibliography_20_1">
      <style:paragraph-properties>
        <style:tab-stops/>
      </style:paragraph-properties>
    </style:style>
    <style:style style:name="P52"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53"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54"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5"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56"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57"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58" style:family="paragraph" style:parent-style-name="Text_20_body" style:list-style-name="L1">
      <style:text-properties officeooo:rsid="005885fc" officeooo:paragraph-rsid="005885fc"/>
    </style:style>
    <style:style style:name="P59" style:family="paragraph" style:parent-style-name="Text_20_body" style:list-style-name="L3">
      <style:text-properties officeooo:rsid="005885fc" officeooo:paragraph-rsid="005885fc"/>
    </style:style>
    <style:style style:name="P60" style:family="paragraph" style:parent-style-name="Text_20_body" style:list-style-name="L2">
      <style:text-properties officeooo:rsid="005a2752" officeooo:paragraph-rsid="005a2752"/>
    </style:style>
    <style:style style:name="P61" style:family="paragraph" style:parent-style-name="Text_20_body" style:list-style-name="L4">
      <style:text-properties officeooo:rsid="003845a0" officeooo:paragraph-rsid="003845a0"/>
    </style:style>
    <style:style style:name="P62" style:family="paragraph" style:parent-style-name="Text_20_body" style:list-style-name="L5">
      <style:text-properties officeooo:rsid="0038fcc2" officeooo:paragraph-rsid="0038fcc2"/>
    </style:style>
    <style:style style:name="P63" style:family="paragraph" style:parent-style-name="Text_20_body" style:list-style-name="L5">
      <style:text-properties officeooo:rsid="003cf2fc" officeooo:paragraph-rsid="003cf2fc"/>
    </style:style>
    <style:style style:name="P64" style:family="paragraph" style:parent-style-name="Text_20_body" style:list-style-name="L5">
      <style:text-properties officeooo:rsid="003d9dd3" officeooo:paragraph-rsid="003d9dd3"/>
    </style:style>
    <style:style style:name="P65" style:family="paragraph" style:parent-style-name="Text_20_body" style:list-style-name="L5">
      <style:text-properties officeooo:rsid="003edaf0" officeooo:paragraph-rsid="003edaf0"/>
    </style:style>
    <style:style style:name="P66" style:family="paragraph" style:parent-style-name="Text_20_body" style:list-style-name="L6">
      <style:text-properties officeooo:rsid="0061ec92" officeooo:paragraph-rsid="0061ec92"/>
    </style:style>
    <style:style style:name="P67" style:family="paragraph" style:parent-style-name="Text_20_body" style:list-style-name="L7">
      <style:text-properties fo:font-style="normal" officeooo:rsid="00701781" officeooo:paragraph-rsid="00701781" style:font-style-asian="normal" style:font-style-complex="normal"/>
    </style:style>
    <style:style style:name="P68" style:family="paragraph" style:parent-style-name="Text_20_body" style:list-style-name="L7">
      <style:text-properties fo:font-style="normal" officeooo:rsid="00797ecf" officeooo:paragraph-rsid="00797ecf" style:font-style-asian="normal" style:font-style-complex="normal"/>
    </style:style>
    <style:style style:name="P69" style:family="paragraph" style:parent-style-name="Text_20_body" style:list-style-name="L7">
      <style:text-properties fo:font-style="normal" officeooo:rsid="007b168b" officeooo:paragraph-rsid="007b168b" style:font-style-asian="normal" style:font-style-complex="normal"/>
    </style:style>
    <style:style style:name="P70" style:family="paragraph" style:parent-style-name="Text_20_body" style:list-style-name="L8">
      <style:text-properties fo:font-style="normal" officeooo:rsid="008a4671" officeooo:paragraph-rsid="008a4671" style:font-style-asian="normal" style:font-style-complex="normal"/>
    </style:style>
    <style:style style:name="P71" style:family="paragraph" style:parent-style-name="Text_20_body" style:list-style-name="L12">
      <style:text-properties fo:font-style="normal" officeooo:rsid="00b1d949" officeooo:paragraph-rsid="00b1d949" style:font-style-asian="normal" style:font-style-complex="normal"/>
    </style:style>
    <style:style style:name="P72" style:family="paragraph" style:parent-style-name="Text_20_body" style:list-style-name="L12">
      <style:text-properties fo:font-style="normal" officeooo:rsid="00b4bd08" officeooo:paragraph-rsid="00b4bd08" style:font-style-asian="normal" style:font-style-complex="normal"/>
    </style:style>
    <style:style style:name="P73" style:family="paragraph" style:parent-style-name="Text_20_body" style:list-style-name="L14">
      <style:text-properties fo:font-style="normal" officeooo:rsid="00f83937" officeooo:paragraph-rsid="00f83937" style:font-style-asian="normal" style:font-style-complex="normal"/>
    </style:style>
    <style:style style:name="P74" style:family="paragraph" style:parent-style-name="Text_20_body" style:list-style-name="L9">
      <style:text-properties officeooo:rsid="008d0c16" officeooo:paragraph-rsid="008d0c16"/>
    </style:style>
    <style:style style:name="P75" style:family="paragraph" style:parent-style-name="Text_20_body" style:list-style-name="L9">
      <style:text-properties officeooo:rsid="008e7d5a" officeooo:paragraph-rsid="008e7d5a"/>
    </style:style>
    <style:style style:name="P76" style:family="paragraph" style:parent-style-name="Text_20_body" style:list-style-name="L9">
      <style:text-properties officeooo:rsid="0091bb18" officeooo:paragraph-rsid="0091bb18"/>
    </style:style>
    <style:style style:name="P77" style:family="paragraph" style:parent-style-name="Text_20_body" style:list-style-name="L9">
      <style:text-properties officeooo:rsid="00930ae7" officeooo:paragraph-rsid="00930ae7"/>
    </style:style>
    <style:style style:name="P78" style:family="paragraph" style:parent-style-name="Text_20_body" style:list-style-name="L9">
      <style:text-properties officeooo:rsid="0093f791" officeooo:paragraph-rsid="0093f791"/>
    </style:style>
    <style:style style:name="P79" style:family="paragraph" style:parent-style-name="Text_20_body" style:list-style-name="L9">
      <style:text-properties officeooo:rsid="0096438b" officeooo:paragraph-rsid="0096438b"/>
    </style:style>
    <style:style style:name="P80" style:family="paragraph" style:parent-style-name="Text_20_body" style:list-style-name="L9">
      <style:text-properties officeooo:rsid="0096f8dc" officeooo:paragraph-rsid="0096f8dc"/>
    </style:style>
    <style:style style:name="P81" style:family="paragraph" style:parent-style-name="Text_20_body" style:list-style-name="L9">
      <style:text-properties officeooo:rsid="0097dcc8" officeooo:paragraph-rsid="0097dcc8"/>
    </style:style>
    <style:style style:name="P82" style:family="paragraph" style:parent-style-name="Text_20_body" style:list-style-name="L9">
      <style:text-properties officeooo:rsid="009c17b7" officeooo:paragraph-rsid="009c17b7"/>
    </style:style>
    <style:style style:name="P83" style:family="paragraph" style:parent-style-name="Text_20_body" style:list-style-name="L10">
      <style:text-properties officeooo:rsid="00a0b545" officeooo:paragraph-rsid="00a0b545"/>
    </style:style>
    <style:style style:name="P84" style:family="paragraph" style:parent-style-name="Text_20_body" style:list-style-name="L11">
      <style:text-properties officeooo:rsid="00a5efa1" officeooo:paragraph-rsid="00a5efa1"/>
    </style:style>
    <style:style style:name="P85" style:family="paragraph" style:parent-style-name="Text_20_body" style:list-style-name="L12">
      <style:text-properties officeooo:rsid="00ae53d7" officeooo:paragraph-rsid="00ae53d7"/>
    </style:style>
    <style:style style:name="P86" style:family="paragraph" style:parent-style-name="Text_20_body" style:list-style-name="L13">
      <style:text-properties officeooo:rsid="00c16c78" officeooo:paragraph-rsid="00c16c78"/>
    </style:style>
    <style:style style:name="P87" style:family="paragraph" style:parent-style-name="Text_20_body" style:list-style-name="L13">
      <style:text-properties officeooo:rsid="00c265f8" officeooo:paragraph-rsid="00c265f8"/>
    </style:style>
    <style:style style:name="P88" style:family="paragraph" style:parent-style-name="Text_20_body" style:list-style-name="L13">
      <style:text-properties officeooo:rsid="00c3ba43" officeooo:paragraph-rsid="00c3ba43"/>
    </style:style>
    <style:style style:name="P89" style:family="paragraph" style:parent-style-name="Text_20_body" style:list-style-name="L14">
      <style:text-properties officeooo:rsid="00e01319" officeooo:paragraph-rsid="00e01319"/>
    </style:style>
    <style:style style:name="P90" style:family="paragraph" style:parent-style-name="Text_20_body" style:list-style-name="L14">
      <style:text-properties officeooo:rsid="00e5ba55" officeooo:paragraph-rsid="00e61d46"/>
    </style:style>
    <style:style style:name="P91" style:family="paragraph" style:parent-style-name="Text_20_body" style:list-style-name="L14">
      <style:text-properties officeooo:rsid="00e7e71c" officeooo:paragraph-rsid="00e7e71c"/>
    </style:style>
    <style:style style:name="P92" style:family="paragraph" style:parent-style-name="Text_20_body" style:list-style-name="L14">
      <style:text-properties officeooo:rsid="00e8e8f5" officeooo:paragraph-rsid="00e8e8f5"/>
    </style:style>
    <style:style style:name="P93" style:family="paragraph" style:parent-style-name="Text_20_body" style:list-style-name="L14">
      <style:text-properties officeooo:rsid="00eea9f4" officeooo:paragraph-rsid="00eea9f4"/>
    </style:style>
    <style:style style:name="P94" style:family="paragraph" style:parent-style-name="Text_20_body" style:list-style-name="L14">
      <style:text-properties officeooo:rsid="00f442da" officeooo:paragraph-rsid="00f442da"/>
    </style:style>
    <style:style style:name="P95" style:family="paragraph" style:parent-style-name="Text_20_body" style:list-style-name="L14">
      <style:text-properties officeooo:rsid="00f501ea" officeooo:paragraph-rsid="00f501ea"/>
    </style:style>
    <style:style style:name="P96" style:family="paragraph" style:parent-style-name="Text_20_body" style:list-style-name="L14">
      <style:text-properties officeooo:rsid="00e0bdb0" officeooo:paragraph-rsid="00e0bdb0"/>
    </style:style>
    <style:style style:name="P97" style:family="paragraph" style:parent-style-name="Text_20_body" style:list-style-name="L14">
      <style:text-properties officeooo:rsid="00f744d1" officeooo:paragraph-rsid="00f744d1"/>
    </style:style>
    <style:style style:name="P98" style:family="paragraph" style:parent-style-name="Text_20_body">
      <style:text-properties officeooo:rsid="01121ac9" officeooo:paragraph-rsid="01121ac9"/>
    </style:style>
    <style:style style:name="P99" style:family="paragraph" style:parent-style-name="Text_20_body" style:list-style-name="L15">
      <style:text-properties officeooo:rsid="00fa8c95" officeooo:paragraph-rsid="00fa8c95"/>
    </style:style>
    <style:style style:name="P100" style:family="paragraph" style:parent-style-name="Text_20_body" style:list-style-name="L15">
      <style:text-properties officeooo:rsid="01016517" officeooo:paragraph-rsid="01016517"/>
    </style:style>
    <style:style style:name="P101" style:family="paragraph" style:parent-style-name="Text_20_body" style:list-style-name="L15">
      <style:text-properties officeooo:rsid="00fe499e" officeooo:paragraph-rsid="00fe499e"/>
    </style:style>
    <style:style style:name="P102" style:family="paragraph" style:parent-style-name="Text_20_body" style:list-style-name="L15">
      <style:text-properties officeooo:rsid="00fc4d1b" officeooo:paragraph-rsid="00fc4d1b"/>
    </style:style>
    <style:style style:name="P103" style:family="paragraph" style:parent-style-name="Text_20_body" style:list-style-name="L15">
      <style:text-properties officeooo:rsid="0101f1ff" officeooo:paragraph-rsid="0101f1ff"/>
    </style:style>
    <style:style style:name="P104" style:family="paragraph" style:parent-style-name="Text_20_body" style:list-style-name="L15">
      <style:text-properties officeooo:rsid="01038bd8" officeooo:paragraph-rsid="01038bd8"/>
    </style:style>
    <style:style style:name="P105" style:family="paragraph" style:parent-style-name="Text_20_body" style:list-style-name="L16">
      <style:text-properties officeooo:rsid="00cdfbc1" officeooo:paragraph-rsid="00df90b6"/>
    </style:style>
    <style:style style:name="P106" style:family="paragraph" style:parent-style-name="Text_20_body" style:list-style-name="L16">
      <style:text-properties officeooo:rsid="00cff698" officeooo:paragraph-rsid="00df90b6"/>
    </style:style>
    <style:style style:name="P107" style:family="paragraph" style:parent-style-name="Text_20_body" style:list-style-name="L16">
      <style:text-properties officeooo:rsid="00d1d4fb" officeooo:paragraph-rsid="00df90b6"/>
    </style:style>
    <style:style style:name="P108" style:family="paragraph" style:parent-style-name="Text_20_body" style:list-style-name="L16">
      <style:text-properties officeooo:rsid="00d541a3" officeooo:paragraph-rsid="00df90b6"/>
    </style:style>
    <style:style style:name="P109" style:family="paragraph" style:parent-style-name="Text_20_body" style:list-style-name="L16">
      <style:text-properties officeooo:rsid="00d69ef6" officeooo:paragraph-rsid="00df90b6"/>
    </style:style>
    <style:style style:name="P110" style:family="paragraph" style:parent-style-name="Text_20_body" style:list-style-name="L17">
      <style:text-properties officeooo:rsid="012680b0" officeooo:paragraph-rsid="012680b0"/>
    </style:style>
    <style:style style:name="P111" style:family="paragraph" style:parent-style-name="Text_20_body">
      <style:text-properties officeooo:rsid="0127a856" officeooo:paragraph-rsid="0127a856"/>
    </style:style>
    <style:style style:name="P112" style:family="paragraph" style:parent-style-name="Text_20_body" style:list-style-name="L17">
      <style:text-properties officeooo:rsid="0127a856" officeooo:paragraph-rsid="0127a856"/>
    </style:style>
    <style:style style:name="P113" style:family="paragraph" style:parent-style-name="Text_20_body" style:list-style-name="L17">
      <style:text-properties officeooo:rsid="012a7438" officeooo:paragraph-rsid="012a7438"/>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paragraph-rsid="000c8ec6"/>
    </style:style>
    <style:style style:name="P116" style:family="paragraph" style:parent-style-name="Heading_20_1">
      <style:paragraph-properties fo:break-before="page"/>
      <style:text-properties officeooo:rsid="0013835a"/>
    </style:style>
    <style:style style:name="P117" style:family="paragraph" style:parent-style-name="Contents_20_2">
      <style:paragraph-properties>
        <style:tab-stops>
          <style:tab-stop style:position="5.5717in" style:type="right" style:leader-style="dotted" style:leader-text="."/>
        </style:tab-stops>
      </style:paragraph-properties>
    </style:style>
    <style:style style:name="P118" style:family="paragraph" style:parent-style-name="Contents_20_Heading" style:master-page-name="Isi">
      <style:paragraph-properties style:page-number="auto"/>
    </style:style>
    <style:style style:name="P119" style:family="paragraph" style:parent-style-name="Heading_20_2">
      <style:text-properties officeooo:paragraph-rsid="00233972"/>
    </style:style>
    <style:style style:name="P120" style:family="paragraph" style:parent-style-name="Heading_20_2">
      <style:text-properties officeooo:paragraph-rsid="003845a0"/>
    </style:style>
    <style:style style:name="P121" style:family="paragraph" style:parent-style-name="Heading_20_2">
      <style:text-properties officeooo:rsid="005c8b4e" officeooo:paragraph-rsid="005c8b4e"/>
    </style:style>
    <style:style style:name="P122"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23" style:family="paragraph" style:parent-style-name="Heading_20_2">
      <style:text-properties officeooo:rsid="0013835a" officeooo:paragraph-rsid="0013835a"/>
    </style:style>
    <style:style style:name="P124" style:family="paragraph" style:parent-style-name="Heading_20_2" style:list-style-name="">
      <style:paragraph-properties fo:line-height="150%" fo:text-align="justify" style:justify-single-word="false">
        <style:tab-stops/>
      </style:paragraph-properties>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rsid="0013835a" officeooo:paragraph-rsid="0013835a"/>
    </style:style>
    <style:style style:name="P127" style:family="paragraph" style:parent-style-name="Contents_20_1">
      <style:paragraph-properties>
        <style:tab-stops>
          <style:tab-stop style:position="5.7681in" style:type="right" style:leader-style="dotted" style:leader-text="."/>
        </style:tab-stops>
      </style:paragraph-properties>
    </style:style>
    <style:style style:name="P128" style:family="paragraph" style:parent-style-name="Heading_20_3">
      <style:text-properties officeooo:rsid="005c8b4e" officeooo:paragraph-rsid="005c8b4e"/>
    </style:style>
    <style:style style:name="P129" style:family="paragraph" style:parent-style-name="Heading_20_3">
      <style:text-properties officeooo:rsid="005c8b4e" officeooo:paragraph-rsid="0066bf9c"/>
    </style:style>
    <style:style style:name="P130" style:family="paragraph" style:parent-style-name="Heading_20_3">
      <style:text-properties officeooo:rsid="0066bf9c" officeooo:paragraph-rsid="0066bf9c"/>
    </style:style>
    <style:style style:name="P131" style:family="paragraph" style:parent-style-name="Heading_20_3">
      <style:text-properties officeooo:rsid="0088c9ab" officeooo:paragraph-rsid="0088c9ab"/>
    </style:style>
    <style:style style:name="P132"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33" style:family="paragraph" style:parent-style-name="Heading_20_3">
      <style:text-properties officeooo:rsid="00f85659"/>
    </style:style>
    <style:style style:name="P134" style:family="paragraph" style:parent-style-name="Heading_20_3">
      <style:text-properties officeooo:rsid="011f5d4f" officeooo:paragraph-rsid="011f5d4f"/>
    </style:style>
    <style:style style:name="P135" style:family="paragraph" style:parent-style-name="Heading_20_3">
      <style:paragraph-properties fo:break-before="page"/>
      <style:text-properties officeooo:rsid="0088c9ab" officeooo:paragraph-rsid="0088c9ab"/>
    </style:style>
    <style:style style:name="P136" style:family="paragraph" style:parent-style-name="Heading_20_4">
      <style:text-properties officeooo:rsid="00fa8c95" officeooo:paragraph-rsid="00fa8c95"/>
    </style:style>
    <style:style style:name="P137" style:family="paragraph" style:parent-style-name="Contents_20_3">
      <style:paragraph-properties>
        <style:tab-stops>
          <style:tab-stop style:position="5.3752in" style:type="right" style:leader-style="dotted" style:leader-text="."/>
        </style:tab-stops>
      </style:paragraph-properties>
    </style:style>
    <style:style style:name="P138" style:family="paragraph" style:parent-style-name="Table_20_index_20_heading" style:master-page-name="Daftar_20_Tabel">
      <style:paragraph-properties style:page-number="auto"/>
    </style:style>
    <style:style style:name="P139" style:family="paragraph" style:parent-style-name="Illustration_20_Index_20_Heading" style:master-page-name="Daftar_20_Gambar">
      <style:paragraph-properties style:page-number="auto"/>
    </style:style>
    <style:style style:name="P140" style:family="paragraph" style:parent-style-name="Contents_20_4">
      <style:paragraph-properties>
        <style:tab-stops>
          <style:tab-stop style:position="5.1783in" style:type="right" style:leader-style="dotted" style:leader-text="."/>
        </style:tab-stops>
      </style:paragraph-properties>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officeooo:rsid="004b7278"/>
    </style:style>
    <style:style style:name="T28" style:family="text">
      <style:text-properties officeooo:rsid="0051c0e6"/>
    </style:style>
    <style:style style:name="T29" style:family="text">
      <style:text-properties officeooo:rsid="0052f3b1"/>
    </style:style>
    <style:style style:name="T30" style:family="text">
      <style:text-properties fo:font-size="12pt" fo:font-weight="bold" officeooo:rsid="000c8ec6" style:font-size-asian="12pt" style:font-weight-asian="bold" style:font-size-complex="12pt" style:font-weight-complex="bold"/>
    </style:style>
    <style:style style:name="T31" style:family="text">
      <style:text-properties officeooo:rsid="0025a80a"/>
    </style:style>
    <style:style style:name="T32" style:family="text">
      <style:text-properties officeooo:rsid="005b68c7"/>
    </style:style>
    <style:style style:name="T33" style:family="text">
      <style:text-properties officeooo:rsid="006a563a"/>
    </style:style>
    <style:style style:name="T34" style:family="text">
      <style:text-properties officeooo:rsid="006ea057"/>
    </style:style>
    <style:style style:name="T35" style:family="text">
      <style:text-properties officeooo:rsid="007b168b"/>
    </style:style>
    <style:style style:name="T36" style:family="text">
      <style:text-properties officeooo:rsid="007cda37"/>
    </style:style>
    <style:style style:name="T37" style:family="text">
      <style:text-properties officeooo:rsid="0080561d"/>
    </style:style>
    <style:style style:name="T38" style:family="text">
      <style:text-properties officeooo:rsid="0083b163"/>
    </style:style>
    <style:style style:name="T39" style:family="text">
      <style:text-properties officeooo:rsid="0087b71f"/>
    </style:style>
    <style:style style:name="T40" style:family="text">
      <style:text-properties officeooo:rsid="00901cfe"/>
    </style:style>
    <style:style style:name="T41" style:family="text">
      <style:text-properties officeooo:rsid="0093f791"/>
    </style:style>
    <style:style style:name="T42" style:family="text">
      <style:text-properties officeooo:rsid="00980f7f"/>
    </style:style>
    <style:style style:name="T43" style:family="text">
      <style:text-properties officeooo:rsid="009f25ce"/>
    </style:style>
    <style:style style:name="T44" style:family="text">
      <style:text-properties officeooo:rsid="00a87fa4"/>
    </style:style>
    <style:style style:name="T45" style:family="text">
      <style:text-properties officeooo:rsid="00b2a96e"/>
    </style:style>
    <style:style style:name="T46" style:family="text">
      <style:text-properties officeooo:rsid="00b738d3"/>
    </style:style>
    <style:style style:name="T47" style:family="text">
      <style:text-properties officeooo:rsid="00d1d4fb"/>
    </style:style>
    <style:style style:name="T48" style:family="text">
      <style:text-properties officeooo:rsid="00d358b2"/>
    </style:style>
    <style:style style:name="T49" style:family="text">
      <style:text-properties officeooo:rsid="00d69ef6"/>
    </style:style>
    <style:style style:name="T50" style:family="text">
      <style:text-properties officeooo:rsid="00d85d14"/>
    </style:style>
    <style:style style:name="T51" style:family="text">
      <style:text-properties officeooo:rsid="00d8ad69"/>
    </style:style>
    <style:style style:name="T52" style:family="text">
      <style:text-properties officeooo:rsid="00dad083"/>
    </style:style>
    <style:style style:name="T53" style:family="text">
      <style:text-properties officeooo:rsid="00dbcc28"/>
    </style:style>
    <style:style style:name="T54" style:family="text">
      <style:text-properties officeooo:rsid="00dde4e4"/>
    </style:style>
    <style:style style:name="T55" style:family="text">
      <style:text-properties officeooo:rsid="00e61d46"/>
    </style:style>
    <style:style style:name="T56" style:family="text">
      <style:text-properties officeooo:rsid="00e96f93"/>
    </style:style>
    <style:style style:name="T57" style:family="text">
      <style:text-properties officeooo:rsid="00ed9b55"/>
    </style:style>
    <style:style style:name="T58" style:family="text">
      <style:text-properties officeooo:rsid="00f0a153"/>
    </style:style>
    <style:style style:name="T59" style:family="text">
      <style:text-properties officeooo:rsid="008c1e29"/>
    </style:style>
    <style:style style:name="T60" style:family="text">
      <style:text-properties officeooo:rsid="00f83937"/>
    </style:style>
    <style:style style:name="T61" style:family="text">
      <style:text-properties officeooo:rsid="00fff963"/>
    </style:style>
    <style:style style:name="T62" style:family="text">
      <style:text-properties officeooo:rsid="0101f1ff"/>
    </style:style>
    <style:style style:name="T63" style:family="text">
      <style:text-properties officeooo:rsid="010518e3"/>
    </style:style>
    <style:style style:name="T64" style:family="text">
      <style:text-properties officeooo:rsid="0106e786"/>
    </style:style>
    <style:style style:name="T65" style:family="text">
      <style:text-properties officeooo:rsid="010aa283"/>
    </style:style>
    <style:style style:name="T66" style:family="text">
      <style:text-properties officeooo:rsid="010c1978"/>
    </style:style>
    <style:style style:name="T67" style:family="text">
      <style:text-properties officeooo:rsid="010e9f80"/>
    </style:style>
    <style:style style:name="T68" style:family="text">
      <style:text-properties officeooo:rsid="0121535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2"><draw:frame draw:style-name="fr1" draw:name="Image2" text:anchor-type="paragraph" svg:width="1.5929in" svg:height="1.5098in" draw:z-index="0"><draw:image xlink:href="Pictures/10000201000000990000009126270E113EE212F5.png" xlink:type="simple" xlink:show="embed" xlink:actuate="onLoad" loext:mime-type="image/png"/></draw:frame><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7"><draw:frame draw:style-name="fr1" draw:name="Image3" text:anchor-type="paragraph" svg:width="1.5929in" svg:height="1.5098in" draw:z-index="1"><draw:image xlink:href="Pictures/1000020100000099000000910A6E57EE0C88D9A1.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53">HALAMAN PERNYATAAN ORISINALITAS</text:p>
      <text:p text:style-name="P54">HALAMAN PENGESAHAN</text:p>
      <text:p text:style-name="P55">KATA PENGANTAR</text:p>
      <text:p text:style-name="P56">HALAMAN PERNYATAAN PERSETUJUAN PUBLIKASI<text:line-break/>TUGAS AKHIR UNTUK KEPENTINGAN AKADEMIS</text:p>
      <text:p text:style-name="P57">ABSTRAK</text:p>
      <text:p text:style-name="P57">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8">DAFTAR ISI</text:p>
          </text:index-title>
          <text:p text:style-name="P127"><text:a xlink:type="simple" xlink:href="#__RefHeading___Toc103_1871754502" text:style-name="Index_20_Link" text:visited-style-name="Index_20_Link">BAB I PENDAHULUAN<text:tab/>8</text:a></text:p>
          <text:p text:style-name="P117"><text:a xlink:type="simple" xlink:href="#__RefHeading___Toc105_1871754502" text:style-name="Index_20_Link" text:visited-style-name="Index_20_Link">1.1 Latar Belakang<text:tab/>8</text:a></text:p>
          <text:p text:style-name="P117"><text:a xlink:type="simple" xlink:href="#__RefHeading___Toc107_1871754502" text:style-name="Index_20_Link" text:visited-style-name="Index_20_Link">1.2 Perumusan Masalah<text:tab/>9</text:a></text:p>
          <text:p text:style-name="P117"><text:a xlink:type="simple" xlink:href="#__RefHeading___Toc109_1871754502" text:style-name="Index_20_Link" text:visited-style-name="Index_20_Link">1.3 Tujuan dan Manfaat Penelitian<text:tab/>9</text:a></text:p>
          <text:p text:style-name="P117"><text:a xlink:type="simple" xlink:href="#__RefHeading___Toc111_1871754502" text:style-name="Index_20_Link" text:visited-style-name="Index_20_Link">1.4 Batasan Masalah<text:tab/>10</text:a></text:p>
          <text:p text:style-name="P117"><text:a xlink:type="simple" xlink:href="#__RefHeading___Toc115_1871754502" text:style-name="Index_20_Link" text:visited-style-name="Index_20_Link">1.5 Sistematika Penulisan<text:tab/>10</text:a></text:p>
          <text:p text:style-name="P127"><text:a xlink:type="simple" xlink:href="#__RefHeading___Toc117_1871754502" text:style-name="Index_20_Link" text:visited-style-name="Index_20_Link">BAB II KAJIAN LITERATUR<text:tab/>11</text:a></text:p>
          <text:p text:style-name="P117"><text:a xlink:type="simple" xlink:href="#__RefHeading___Toc119_1871754502" text:style-name="Index_20_Link" text:visited-style-name="Index_20_Link">2.1 Tinjauan Pustaka<text:tab/>11</text:a></text:p>
          <text:p text:style-name="P137"><text:a xlink:type="simple" xlink:href="#__RefHeading___Toc838_86123401" text:style-name="Index_20_Link" text:visited-style-name="Index_20_Link"><text:s/>2.1.1 Teori Sistem Informasi<text:tab/>11</text:a></text:p>
          <text:p text:style-name="P137"><text:a xlink:type="simple" xlink:href="#__RefHeading___Toc840_86123401" text:style-name="Index_20_Link" text:visited-style-name="Index_20_Link"><text:s/>2.1.2 Web Framework<text:tab/>11</text:a></text:p>
          <text:p text:style-name="P137"><text:a xlink:type="simple" xlink:href="#__RefHeading___Toc842_86123401" text:style-name="Index_20_Link" text:visited-style-name="Index_20_Link"><text:s/>2.1.3 MVC<text:tab/>12</text:a></text:p>
          <text:p text:style-name="P137"><text:a xlink:type="simple" xlink:href="#__RefHeading___Toc844_86123401" text:style-name="Index_20_Link" text:visited-style-name="Index_20_Link"><text:s/>2.1.4 Laravel<text:tab/>13</text:a></text:p>
          <text:p text:style-name="P137"><text:a xlink:type="simple" xlink:href="#__RefHeading___Toc846_86123401" text:style-name="Index_20_Link" text:visited-style-name="Index_20_Link"><text:s/>2.1.5 MySQL<text:tab/>13</text:a></text:p>
          <text:p text:style-name="P137"><text:a xlink:type="simple" xlink:href="#__RefHeading___Toc848_86123401" text:style-name="Index_20_Link" text:visited-style-name="Index_20_Link"><text:s/>2.1.6 Scrum<text:tab/>14</text:a></text:p>
          <text:p text:style-name="P137"><text:a xlink:type="simple" xlink:href="#__RefHeading___Toc850_86123401" text:style-name="Index_20_Link" text:visited-style-name="Index_20_Link"><text:s/>2.1.7 UML<text:tab/>14</text:a></text:p>
          <text:p text:style-name="P137"><text:a xlink:type="simple" xlink:href="#__RefHeading___Toc852_86123401" text:style-name="Index_20_Link" text:visited-style-name="Index_20_Link"><text:s/>2.1.8 BlackBox Testing<text:tab/>16</text:a></text:p>
          <text:p text:style-name="P137"><text:a xlink:type="simple" xlink:href="#__RefHeading___Toc854_86123401" text:style-name="Index_20_Link" text:visited-style-name="Index_20_Link"><text:s/>2.1.9 Scala Likert<text:tab/>18</text:a></text:p>
          <text:p text:style-name="P117"><text:a xlink:type="simple" xlink:href="#__RefHeading___Toc123_1871754502" text:style-name="Index_20_Link" text:visited-style-name="Index_20_Link">2.2 Penelitian Terkait<text:tab/>19</text:a></text:p>
          <text:p text:style-name="P117"><text:a xlink:type="simple" xlink:href="#__RefHeading___Toc856_86123401" text:style-name="Index_20_Link" text:visited-style-name="Index_20_Link">2.3 Aplikasi Terkait<text:tab/>20</text:a></text:p>
          <text:p text:style-name="P127"><text:a xlink:type="simple" xlink:href="#__RefHeading___Toc125_1871754502" text:style-name="Index_20_Link" text:visited-style-name="Index_20_Link">BAB III METODOLOGI PENELITIAN<text:tab/>21</text:a></text:p>
          <text:p text:style-name="P117"><text:a xlink:type="simple" xlink:href="#__RefHeading___Toc127_1871754502" text:style-name="Index_20_Link" text:visited-style-name="Index_20_Link">3.1 Tahapan Penelitian<text:tab/>21</text:a></text:p>
          <text:p text:style-name="P117"><text:a xlink:type="simple" xlink:href="#__RefHeading___Toc129_1871754502" text:style-name="Index_20_Link" text:visited-style-name="Index_20_Link">3.2 Rancangan Penelitian<text:tab/>23</text:a></text:p>
          <text:p text:style-name="P137"><text:a xlink:type="simple" xlink:href="#__RefHeading___Toc131_1871754502" text:style-name="Index_20_Link" text:visited-style-name="Index_20_Link"><text:s/>3.2.1 Metode Penelitian<text:tab/>23</text:a></text:p>
          <text:p text:style-name="P137"><text:a xlink:type="simple" xlink:href="#__RefHeading___Toc1520_162640593" text:style-name="Index_20_Link" text:visited-style-name="Index_20_Link"><text:s/>3.2.2 Jenis Penelitian<text:tab/>23</text:a></text:p>
          <text:p text:style-name="P137"><text:a xlink:type="simple" xlink:href="#__RefHeading___Toc135_1871754502" text:style-name="Index_20_Link" text:visited-style-name="Index_20_Link"><text:s/>3.2.3 Metode Pengumpulan Data<text:tab/>23</text:a></text:p>
          <text:p text:style-name="P137"><text:a xlink:type="simple" xlink:href="#__RefHeading___Toc137_1871754502" text:style-name="Index_20_Link" text:visited-style-name="Index_20_Link"><text:s/>3.2.4 Lingkungan Pengembangan<text:tab/>24</text:a></text:p>
          <text:p text:style-name="P140"><text:a xlink:type="simple" xlink:href="#__RefHeading___Toc1086_3030174532" text:style-name="Index_20_Link" text:visited-style-name="Index_20_Link"><text:s/>3.2.4.1 <text:s/>Tempat/Lokasi<text:tab/>24</text:a></text:p>
          <text:p text:style-name="P140"><text:a xlink:type="simple" xlink:href="#__RefHeading___Toc1088_3030174532" text:style-name="Index_20_Link" text:visited-style-name="Index_20_Link"><text:s/>3.2.4.2 <text:s/>Bahan dan Alat<text:tab/>24</text:a></text:p>
          <text:p text:style-name="P137"><text:a xlink:type="simple" xlink:href="#__RefHeading___Toc139_1871754502" text:style-name="Index_20_Link" text:visited-style-name="Index_20_Link"><text:s/>3.2.5 Waktu Penelitian<text:tab/>25</text:a></text:p>
          <text:p text:style-name="P117"><text:a xlink:type="simple" xlink:href="#__RefHeading___Toc1016_731558614" text:style-name="Index_20_Link" text:visited-style-name="Index_20_Link">3.3 Metode Pengembangan Perangkat Lunak<text:tab/>26</text:a></text:p>
        </text:index-body>
      </text:table-of-content>
      <text:p text:style-name="P9"><text:soft-page-break/></text:p>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39">Daftar Gambar</text:p>
          </text:index-title>
          <text:p text:style-name="P50"><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38">Daftar Tabel</text:p>
          </text:index-title>
        </text:index-body>
      </text:table-index>
      <text:p text:style-name="P9"/>
      <text:h text:style-name="P114" text:outline-level="1"><text:bookmark-start text:name="__RefHeading___Toc103_1871754502"/><text:span text:style-name="T2">BAB I<text:line-break/></text:span>PENDAHULUAN<text:bookmark-end text:name="__RefHeading___Toc103_1871754502"/></text:h>
      <text:h text:style-name="P119" text:outline-level="2"><text:bookmark-start text:name="__RefHeading___Toc105_1871754502"/>Latar Belakang<text:bookmark-end text:name="__RefHeading___Toc105_1871754502"/></text:h>
      <text:p text:style-name="P18"><text:tab/><text:span text:style-name="T27">Saat ini website tidak seperti kemunculan pertama kali yang dianggap sebagai </text:span><text:span text:style-name="T10">read-only</text:span><text:span text:style-name="T27">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28">Data yang diperolah dari </text:span><text:a xlink:type="simple" xlink:href="http://www.internetlivestats.com/total-number-of-websites/" text:style-name="Internet_20_link" text:visited-style-name="Visited_20_Internet_20_Link"><text:span text:style-name="T28">internet live stats</text:span></text:a><text:span text:style-name="T28"> bahwa jumlah website di seluruh dunia mencapai 1.879.976.800 </text:span><text:span text:style-name="T28"><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8">.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1">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29">Adapun judul penelitian yang akan dilakukan adalah </text:span><text:span text:style-name="T30">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334541786" text:style-name="L1">
        <text:list-item>
          <text:p text:style-name="P58">Bagaimana membangun aplikasi yang menghubungkan dua pihak dalam membuat dan menyebarkan event keagamaan?</text:p>
        </text:list-item>
        <text:list-item>
          <text:p text:style-name="P58">Apakah fitur-fitur pada aplikasi dapat berjalan secara optimal dan sesuai dengan kebutuhan penyebaran informasi kajian?</text:p>
        </text:list-item>
      </text:list>
      <text:h text:style-name="P120"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495430895" text:style-name="L2">
        <text:list-item>
          <text:p text:style-name="P60">Membangun aplikasi sistem informasi event keagamaan <text:span text:style-name="T32">yang menghubungkan dua pihak dalam membuat dan menyebarkan event keagamaan.</text:span></text:p>
        </text:list-item>
      </text:list>
      <text:p text:style-name="P20">Adapun manfaat:</text:p>
      <text:list xml:id="list653253344" text:style-name="L3">
        <text:list-item>
          <text:p text:style-name="P59">Pembuat event dapat secara membuat event secara terpusat.</text:p>
        </text:list-item>
        <text:list-item>
          <text:p text:style-name="P59"><text:soft-page-break/>Event keagamaan bisa ditemukan secara terpusat.</text:p>
        </text:list-item>
        <text:list-item>
          <text:p text:style-name="P59">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348641726" text:style-name="L4">
        <text:list-item>
          <text:p text:style-name="P61">Website dikembangkan menggunakan framework Laravel.</text:p>
        </text:list-item>
        <text:list-item>
          <text:p text:style-name="P61">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2623873268" text:style-name="L5">
        <text:list-item>
          <text:p text:style-name="P62">BAB I PENDAHULUAN</text:p>
          <text:p text:style-name="P63">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62">BAB II LANDASAN TEORI</text:p>
          <text:p text:style-name="P64">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62">METODOLOGI PENELITIAN</text:p>
          <text:p text:style-name="P65">Bab ini memaparkan bagaimana tugas akhir dilakukan yang menggunakan metode dan teknik penelitian, tahapan apa saja yang dilalui dalam tugas akhir, lingkungan pengembangan sistem, serta jadwal rinci pelaksanaan tugas akhir.</text:p>
        </text:list-item>
      </text:list>
      <text:h text:style-name="P115" text:outline-level="1"><text:bookmark-start text:name="__RefHeading___Toc117_1871754502"/><text:span text:style-name="T2">BAB II<text:line-break/></text:span>KAJIAN LITERATUR<text:bookmark-end text:name="__RefHeading___Toc117_1871754502"/></text:h>
      <text:h text:style-name="P121" text:outline-level="2"><text:bookmark-start text:name="__RefHeading___Toc119_1871754502"/>Tinjauan Pustaka<text:bookmark-end text:name="__RefHeading___Toc119_1871754502"/></text:h>
      <text:h text:style-name="P128"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3741996417" text:style-name="L6">
        <text:list-item>
          <text:p text:style-name="P66">Data</text:p>
        </text:list-item>
        <text:list-item>
          <text:p text:style-name="P66">Perangkat lunak (software)</text:p>
        </text:list-item>
        <text:list-item>
          <text:p text:style-name="P66">Perangkat keras (hardware)</text:p>
        </text:list-item>
        <text:list-item>
          <text:p text:style-name="P66">Perangkat jaringan (network)</text:p>
        </text:list-item>
        <text:list-item>
          <text:p text:style-name="P66">Orang (brainware)</text:p>
        </text:list-item>
      </text:list>
      <text:h text:style-name="P129" text:outline-level="3"><text:bookmark-start text:name="__RefHeading___Toc840_86123401"/>Web Framework<text:bookmark-end text:name="__RefHeading___Toc840_86123401"/></text:h>
      <text:p text:style-name="P23">Framework <text:span text:style-name="T33">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29" text:outline-level="3"><text:bookmark-start text:name="__RefHeading___Toc842_86123401"/>MVC<text:bookmark-end text:name="__RefHeading___Toc842_86123401"/></text:h>
      <text:p text:style-name="P24"><text:span text:style-name="T34">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3152799682" text:style-name="L7">
        <text:list-item>
          <text:p text:style-name="P67">Model</text:p>
          <text:p text:style-name="P68">Digunakan untuk mengelola dan menyimpan informasi, serta memberitahu user ketika ada perubahan informasi. Model meng<text:span text:style-name="T35">a</text:span>ndung data dan fungsi yang berkaitan dengan pemrosesan data. </text:p>
        </text:list-item>
        <text:list-item>
          <text:p text:style-name="P67">View</text:p>
          <text:p text:style-name="P68">Bertanggung jawab untuk menampilkan informasi kepada user melalui sebuah platform (web, android). <text:span text:style-name="T35">View melekat pada model dan me-</text:span><text:span text:style-name="T14">render </text:span><text:span text:style-name="T35">isinya ke permukaan layar untuk ditampilkan ke user.</text:span></text:p>
        </text:list-item>
        <text:list-item>
          <text:p text:style-name="P67">Contoller</text:p>
          <text:p text:style-name="P69">Bertugas menerima input dari user dan mengintruksikan model dan view untuk memproses aksi berdasarkan inputan tersebut. Sehingga Controller bertanggung jawab atas aksi yang dilakukan oleh user <text:span text:style-name="T36">terhadap aplikasi</text:span>.</text:p>
        </text:list-item>
      </text:list>
      <text:h text:style-name="P130" text:outline-level="3"><text:bookmark-start text:name="__RefHeading___Toc844_86123401"/><text:soft-page-break/>Laravel<text:bookmark-end text:name="__RefHeading___Toc844_86123401"/></text:h>
      <text:p text:style-name="P26">Laravel adalah <text:span text:style-name="T37">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8">Tidak hanya itu, website yang dibangun dengan laravel juga aman. Ini mencegah berbagai serangan yang dapat terjadi di website </text:span><text:span text:style-name="T38"><text:bibliography-mark text:identifier="Tutorial Point, 2016" text:bibliography-type="book" text:author="Tutorials Point" text:title="Laravel Tutorial" text:year="2016">[8]</text:bibliography-mark></text:span><text:span text:style-name="T38">.</text:span></text:p>
      <text:h text:style-name="P130"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39">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31"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1131430635" text:style-name="L8">
        <text:list-item>
          <text:p text:style-name="P70">Ringan</text:p>
        </text:list-item>
        <text:list-item>
          <text:p text:style-name="P70">Sederhana untuk dipahami</text:p>
        </text:list-item>
        <text:list-item>
          <text:p text:style-name="P70">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31"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48">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158151976" text:style-name="L9">
        <text:list-item>
          <text:p text:style-name="P74">Use Case Diagram</text:p>
          <text:p text:style-name="P75">Use Case Diagram menggambarkan fungsionalitas dari sebuah sistem. Use Case Diagram menjelaskan apa yang dilakukan oleh sistem. Sebuah Use Case merepresentasikan sebuah interaksi antara aktor dan sistem. Use Case <text:span text:style-name="T40">Diagram membantu dalam menyusun requirement sebuah sistem, mengkomunikasikan rancangan dengan kliena, dan merancang test case untuk semua feature yang ada pada sistem.</text:span></text:p>
        </text:list-item>
        <text:list-item>
          <text:p text:style-name="P74">Class Diagram</text:p>
          <text:p text:style-name="P76">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74">State Diagram</text:p>
          <text:p text:style-name="P77">State Diagram menggambarkan transisi dan perubahan keadaan suatu objek pada sistem sebagai akibat dari interaksi yang diterima. <text:span text:style-name="T41">Pada umumnya State Diagram menggambarkan class tertentu dan satu class dapat memiliki lebih dari satu State Diagram.</text:span></text:p>
        </text:list-item>
        <text:list-item>
          <text:p text:style-name="P74">Activity Diagram</text:p>
          <text:p text:style-name="P78">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74">Sequence Diagram</text:p>
          <text:p text:style-name="P79">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74">Collaboration Diagram</text:p>
          <text:p text:style-name="P80">Collaboration Diagram juga menggambarkan interaksi antar objek seperti sequence diagram, tetapi Collaboration Diagram menekankan pada peran masing-masing objek dan bukan pada waktu penyampaian message,</text:p>
        </text:list-item>
        <text:list-item>
          <text:p text:style-name="P74">Component Diagram</text:p>
          <text:p text:style-name="P81">Component Diagram menggambarkan struktur dan hubungan antar komponen software, termasuk hal yang berkaitan dengan software seperti dependency di antaranya. Komponen Software adalah modul yang berisi code, baik berisi source code <text:span text:style-name="T42">maupun</text:span> binary code, baik library maupun executable, baik yang muncul pada compile time, link time, maupun run time.</text:p>
        </text:list-item>
        <text:list-item>
          <text:p text:style-name="P74">Deployment Diagram</text:p>
          <text:p text:style-name="P82">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31"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3">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3"><text:bibliography-mark text:identifier="Khan, 2011" text:bibliography-type="journal" text:author="Mohd. Ehmer Khan" text:title="Different Approaches To Black Box Testing Technique For Finding Errors" text:year="2011">[13]</text:bibliography-mark></text:span><text:span text:style-name="T43">.</text:span></text:p>
      <text:p text:style-name="P37">Cara kerja teknik Black Box Tesing terdiri dari 3 langkah:</text:p>
      <text:list xml:id="list2939199417" text:style-name="L10">
        <text:list-item>
          <text:p text:style-name="P83">Input</text:p>
          <text:p text:style-name="P83">Persyaratan dan spesifikasi fungsional dari sistem akan diperiksa. Dokumen desain dan source code aplikasi juga diperiksa.</text:p>
        </text:list-item>
        <text:list-item>
          <text:p text:style-name="P83">Processing Unit</text:p>
          <text:p text:style-name="P83">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83">Ouput</text:p>
          <text:p text:style-name="P83">Setelah melalui semua tahap pengujian, maka akan muncul output yang diharapkan dan menyiapkan laporan laporan akhir dari pengujian.</text:p>
        </text:list-item>
      </text:list>
      <text:h text:style-name="P132" text:outline-level="3"/>
      <text:h text:style-name="P135"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1104685553" text:style-name="L11">
        <text:list-item>
          <text:p text:style-name="P84">Pertanyaan Positif</text:p>
          <text:p text:style-name="P84">Digunakan untuk mengukur skala positif. Pertanyaan positif diberi skor 5, 4, 3, 2, dan 1</text:p>
        </text:list-item>
        <text:list-item>
          <text:p text:style-name="P84">Pertanyaan Negatif</text:p>
          <text:p text:style-name="P84">Digunakan untuk mengukur skala negatif. Pertanyaan negatif diberi skor 1, 2, 3, 4, dan 5.</text:p>
        </text:list-item>
      </text:list>
      <text:p text:style-name="P39">Bentuk jawaban Skala Likert antara lain: Sangat Setuj<text:span text:style-name="T44">u, </text:span>Setuju, Ragu-ragu, Tidak Setuju, Sangat Tidak Setuju.</text:p>
      <text:h text:style-name="P122" text:outline-level="2"/>
      <text:h text:style-name="P126"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3270996497" text:style-name="L12">
        <text:list-item>
          <text:p text:style-name="P85">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71">Pada penelitian “Pengembangan Sistem Informasi <text:span text:style-name="T9">Event </text:span>Mahasiswa Berbasis Web di Universitas Negeri Yogyakarta” <text:span text:style-name="T45">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5"> Laravel </text:span><text:span text:style-name="T45"><text:bibliography-mark text:identifier="Pambudi, 2017" text:bibliography-type="journal" text:author="Nanang Wisnu Pambudi" text:title="Pengembangan Sistem Informasi Event Mahasiswa Berbasis Web Di Universitas Negeri Yogyakarta" text:year="2017">[16]</text:bibliography-mark></text:span><text:span text:style-name="T45">.</text:span></text:p>
        </text:list-item>
        <text:list-item>
          <text:p text:style-name="P72">Pada penelitian “Sistem Informasi Kajian dan dan Event Kerohanian Islam Berbasis Web” <text:span text:style-name="T4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46"><text:bibliography-mark text:identifier="Septiani, 2016" text:bibliography-type="journal" text:author="Khoirunnisa Septiani" text:title="Sistem Informasi Kajian Dan Event Kerohanian Islam Berbasis Web" text:year="2016">[17]</text:bibliography-mark></text:span><text:span text:style-name="T46">.</text:span></text:p>
        </text:list-item>
      </text:list>
      <text:h text:style-name="P124" text:outline-level="2"/>
      <text:h text:style-name="P125" text:outline-level="2"><text:bookmark-start text:name="__RefHeading___Toc856_86123401"/>Aplikasi Terkait<text:bookmark-end text:name="__RefHeading___Toc856_86123401"/></text:h>
      <text:p text:style-name="P4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3749696869" text:style-name="L13">
        <text:list-item>
          <text:p text:style-name="P86"><text:a xlink:type="simple" xlink:href="http://eventbrite.com/" text:style-name="Internet_20_link" text:visited-style-name="Visited_20_Internet_20_Link">Eventbrite</text:a></text:p>
          <text:p text:style-name="P87">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86"><text:a xlink:type="simple" xlink:href="http://jadwalkajian.com/" text:style-name="Internet_20_link" text:visited-style-name="Visited_20_Internet_20_Link">Jadwalkajian</text:a></text:p>
          <text:p text:style-name="P88">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16"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list xml:id="list2224631218" text:style-name="L14">
        <text:list-item>
          <text:p text:style-name="P89">Observasi</text:p>
          <text:p text:style-name="P90">Pada tahapan ini dilakukan observasi <text:span text:style-name="T55">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90"><text:span text:style-name="T55">Setelah melihat dan mengumpulkan informasi tersebut, maka dilakukan pengamatan terhadap website yang menghubungkan kedua belah pihak namun dalam ruang lingkup keagamaan, setelah itu dilakukan pengamatan di internet </text:span>untuk mencari tahu <text:span text:style-name="T55">website-website yang menyediakan informasi-informasi kajian.</text:span></text:p>
          <text:p text:style-name="P91">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89">Kajian Literatur</text:p>
          <text:p text:style-name="P92">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92">Hasil yang didapatkan dari kajian literatur berupa <text:span text:style-name="T56">perancangan dan implementasi penelitian yang telah dilakukan, mengetahui </text:span><text:span text:style-name="T17">Minimun Viable Produk</text:span><text:span text:style-name="T56"> (MVP) yang telah dilakukan oleh peneliti sebelumya, kemudian </text:span><text:soft-page-break/><text:span text:style-name="T56">mengetahui kekurangan yang pada penelitian sebelumnya sehingga penulis bisa melanjutkan penelitian meningkatkan fitur yang belum ada.</text:span></text:p>
        </text:list-item>
        <text:list-item>
          <text:p text:style-name="P89">Analisis</text:p>
          <text:p text:style-name="P93">Setelah mendapatkan gambaran secara umum dari penelitian sebelumnya dan juga gambaran aplikasi yang ingin dibuat, maka penulis berusaha menganalisa hal-hal apa saja yang harus ditambahkan dari penelitian sebelumnya.</text:p>
          <text:p text:style-name="P93">Pada tahapan analisis bertujuan untuk mengidentifikasi dan mengevaluasi permasalahan dan kendala yang ada sehingga solusi yang ditawarkan akan disesuaikan dengan hasil analisa. <text:span text:style-name="T58">Dengan mengetahui berbagai kendala dan kekurangan, diharapkan nantinya produk yang dikembangkan dapat meningkatkan dan memperbaiki kekurangan yang ada pada produk sebelumnya.</text:span></text:p>
        </text:list-item>
        <text:list-item>
          <text:p text:style-name="P89">Perancangan</text:p>
          <text:p text:style-name="P94">Pada tahapan ini dilakukan perancangan sistem berdasarkan hasil analisis yang telah dilakukan pada tahap sebelumnya. Perancangan sistem dirancang menggunakan UML sebagai sebuah bahasa yang <text:span text:style-name="T59">menawarkan sebuah standar untuk merancang model sebuah sistem.</text:span></text:p>
          <text:p text:style-name="P95">Perancangan suatu sistem menggunakan UML terdiri dari perancangan Use Case Diagram, Acitivity Diagram, Sequence Diagram, Collaboration Diagram, Class Diagram, Diagram State, Component Diagram, dan Deployment Diagram.</text:p>
        </text:list-item>
        <text:list-item>
          <text:p text:style-name="P96">Implem<text:span text:style-name="T57">entasi</text:span></text:p>
          <text:p text:style-name="P97">Tahapan selanjutnya yang dilakukan adalah Implementasi berdasarkan hasil perancangan yang sudah dibuat. Implementasi dilakukan dengan <text:span text:style-name="T60">pengkodeadn bahasa pemrograman </text:span>atau <text:span text:style-name="T9">coding</text:span><text:span text:style-name="T18"> yang bertujuan menghasilkan suatu produk berupa website yang akan digunakan.</text:span></text:p>
          <text:p text:style-name="P73">Pengkodean dimulai dari merancang front end website yang berguna untuk membuat tampilan website, kemudian akan dilakukan pengkodean pada bagian back end agar website bisa berjalan sesuai fungsionalitas.</text:p>
        </text:list-item>
      </text:list>
      <text:h text:style-name="P123" text:outline-level="2"><text:bookmark-start text:name="__RefHeading___Toc129_1871754502"/><text:soft-page-break/>Rancangan Penelitian<text:bookmark-end text:name="__RefHeading___Toc129_1871754502"/></text:h>
      <text:h text:style-name="P133" text:outline-level="3"><text:bookmark-start text:name="__RefHeading___Toc131_1871754502"/>Metode Penelitian<text:bookmark-end text:name="__RefHeading___Toc131_1871754502"/></text:h>
      <text:p text:style-name="P98">Dalam penelitian yang dilakukan ini penulis menggunakan metode penelitian deskriptif kualitatif. Metode penelitian deskriptif dipilih karena bertujuan untuk mendeskripsikan suatu gejala, peristiwa, kejadian yang terjadi secara faktual, sistematis, dan akurat. Penelitian desksriptif memusatkan perhatian kepada masalah-masalah yang terjadi pada penelitian berlangsung.</text:p>
      <text:h text:style-name="P134" text:outline-level="3"><text:bookmark-start text:name="__RefHeading___Toc1520_162640593"/>Jenis Penelitian<text:bookmark-end text:name="__RefHeading___Toc1520_162640593"/></text:h>
      <text:p text:style-name="P46">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68">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111">Dalam mengumpulkan data sebagai penunjang Tugas Akhir, penulis melakukan beberapa metode dalam mengumpulkan data dimana proses untuk mendapatkan data melalui observasi dan studi pustaka.</text:p>
      <text:list xml:id="list3262304756" text:style-name="L17">
        <text:list-item>
          <text:p text:style-name="P110">Observasi</text:p>
          <text:p text:style-name="P112">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10">Studi Pustaka</text:p>
          <text:p text:style-name="P113">Tahapan ini dilakukan dengan mengumpulkan informasi penelitian sebelumnya yang berkaitan dengan penelitian yang dilakukan penulis. Pengumpulan informasi dilakukan dengan mencari, mengumpulkan, membaca <text:soft-page-break/>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Lingkungan Pengembangan<text:bookmark-end text:name="__RefHeading___Toc137_1871754502"/></text:h>
      <text:h text:style-name="P136" text:outline-level="4"><text:bookmark-start text:name="__RefHeading___Toc1086_3030174532"/>Tempat/Lokasi<text:bookmark-end text:name="__RefHeading___Toc1086_3030174532"/></text:h>
      <text:p text:style-name="P44">Penulis melakukan penelitian pada Semester 6 dalam rangka menyusun Tugsa Akhir. Penelitian dilaksanakan di Kampus B STT Terpadu Nurul Fikri, yang beralamat di Jalan Lenteng Agung Raya No.20, Srengseng Sawah, Lenteng Agung – Jakarta Selatan 12640.</text:p>
      <text:h text:style-name="P136" text:outline-level="4"><text:bookmark-start text:name="__RefHeading___Toc1088_3030174532"/>Bahan dan Alat<text:bookmark-end text:name="__RefHeading___Toc1088_3030174532"/></text:h>
      <text:p text:style-name="P45">Penelitian yang dilakukan <text:span text:style-name="T61">untuk membangun suatu produk website </text:span>membutuhkan bahan dan alat sebagai sarana dalam <text:span text:style-name="T61">pengembangan</text:span>. Adapun bahan dan alat yang digunakan sebagai berikut.</text:p>
      <text:list xml:id="list3635517736" text:style-name="L15">
        <text:list-item>
          <text:p text:style-name="P99">Laptop Acer E1-471</text:p>
          <text:list>
            <text:list-item>
              <text:p text:style-name="P100">Processor: Intel Core i3, 2.20GHz</text:p>
            </text:list-item>
            <text:list-item>
              <text:p text:style-name="P100">RAM: 8GB</text:p>
            </text:list-item>
            <text:list-item>
              <text:p text:style-name="P100">System Type: 64 bit Operating System</text:p>
            </text:list-item>
          </text:list>
          <text:p text:style-name="P100"><text:span text:style-name="T67">Laptop d</text:span>igunakan <text:span text:style-name="T67">sebagai device yang membantu penyusunan tugas akhir.</text:span></text:p>
        </text:list-item>
        <text:list-item>
          <text:p text:style-name="P101">Xubuntu 14.04.5</text:p>
          <text:p text:style-name="P100">Sistem Operasi berbasis Linux yang digunakan untuk membantu menyusun penelitian dalam bentuk tugas akhir. <text:span text:style-name="T66">Xubuntu merupakan varian dari sistem operasi Ubuntu, namun Xubuntu memiliki perbedaan dengan Ubuntu yang terletak pada Desktop Environtment yang digunakan.LibreOffice</text:span></text:p>
          <text:p text:style-name="P100">Salah satu perangkat lunak perkantoran <text:span text:style-name="T65">selain Microsoft Office. LibreOffice adalah perangkat lunak yang bersifat</text:span> open source yang digunakan <text:span text:style-name="T64">untuk</text:span> menulis penelitian dalam bentuk tugas akhir.</text:p>
        </text:list-item>
        <text:list-item>
          <text:p text:style-name="P101"><text:soft-page-break/>XAMPP</text:p>
          <text:p text:style-name="P100">XAMPP adalah<text:span text:style-name="T62"> kumpulan dari berbagai </text:span>perangkat lunak open source yang <text:span text:style-name="T62">digunakan untuk membantu programmer dalam menggunakan web server, database, dan juga phpmyadmin.</text:span></text:p>
        </text:list-item>
        <text:list-item>
          <text:p text:style-name="P102">Google Chrome</text:p>
          <text:p text:style-name="P103">Web Browser Google Chrome digunakan untuk melihat hasil aplikasi yang sudah dibuat, serta web browser digunakan sebagai debugging aplikasi web yang sedang dikembangkan.</text:p>
        </text:list-item>
        <text:list-item>
          <text:p text:style-name="P99">Framework Laravel</text:p>
          <text:p text:style-name="P104">Laravel adalah framework PHP yang digunakan untuk mengembangkan aplikasi website. Framework Laravel menggunakan konsep MVC <text:span text:style-name="T63">dalam mengembangakan suatu website.</text:span></text:p>
        </text:list-item>
      </text:list>
      <text:h text:style-name="Heading_20_3" text:outline-level="3"><text:bookmark-start text:name="__RefHeading___Toc139_1871754502"/>Waktu Penelitian<text:bookmark-end text:name="__RefHeading___Toc139_1871754502"/></text:h>
      <text:p text:style-name="Text_20_body"><draw:frame draw:style-name="fr2" draw:name="Image1" text:anchor-type="paragraph" svg:width="5.7681in" svg:height="1.4098in" draw:z-index="2"><draw:image xlink:href="Pictures/100002010000043C00000109BE261EEABE652E7C.png" xlink:type="simple" xlink:show="embed" xlink:actuate="onLoad" loext:mime-type="image/png"/></draw:frame></text:p>
      <text:h text:style-name="P125" text:outline-level="2"><text:bookmark-start text:name="__RefHeading___Toc1016_731558614"/>Metode Pengembangan Perangkat <text:span text:style-name="T54">Lunak</text:span><text:bookmark-end text:name="__RefHeading___Toc1016_731558614"/></text:h>
      <text:p text:style-name="P42">Metode pengembangan perangkat lunak yang digunakan pada penelitian ini adalah Scrum. Pada prosesnya, pengembangan dibagi ke dalam beberapa iterasi kecil yang disebut Sprint. Suatu Sprint merupakan iterasi <text:span text:style-name="T53">dan</text:span> <text:span text:style-name="T52">akan</text:span> terus bertambah <text:span text:style-name="T52">(incremental) yang pada akhirnya menjadi </text:span>suatu fitur.</text:p>
      <text:p text:style-name="P43">Proses pengembangan Scrum dikelompokkan menjadi lima fase. Fase-fase tersebut adalah sebagai berikut:</text:p>
      <text:list xml:id="list2825625554" text:style-name="L16">
        <text:list-item>
          <text:p text:style-name="P105">Initiate</text:p>
          <text:p text:style-name="P106">Fase ini <text:span text:style-name="T51">meliputi proses </text:span>yang berkaitan dengan <text:span text:style-name="T51">tahapan awal</text:span> projek. Fase ini meliputi pembuatan visi project, pembentukan tim, serta <text:span text:style-name="T47">pembuatan</text:span> produk backlog.</text:p>
        </text:list-item>
        <text:list-item>
          <text:p text:style-name="P105">Plan and Estimate</text:p>
          <text:p text:style-name="P107">Fase ini terdiri dari proses-proses yang berkaitan dengan perencanaan dan estimasi tugas. <text:span text:style-name="T48">Fase ini meliputi pembuatan User Stories, membuat dan mengestimasi </text:span><text:span text:style-name="T16">task</text:span><text:span text:style-name="T48">, serta membuat sprint backlog.</text:span></text:p>
        </text:list-item>
        <text:list-item>
          <text:p text:style-name="P105">Implement</text:p>
          <text:p text:style-name="P108">Fase ini berkaitan dengan pelaksanaan <text:span text:style-name="T9">task</text:span> <text:span text:style-name="T49">yang telah didefinisikan serta</text:span> <text:span text:style-name="T49">melakukan </text:span>aktivitas-<text:span text:style-name="T50">aktivitas</text:span> untuk <text:span text:style-name="T49">membentuk</text:span> <text:span text:style-name="T49">suatu produk.</text:span></text:p>
        </text:list-item>
        <text:list-item>
          <text:p text:style-name="P105">Review and Retrospect</text:p>
          <text:p text:style-name="P109">Fase ini berfokus meninjau hasil pekerjaan yang telah dilakukan dan melakukan peningkatan praktik dan metode yang digunakan untuk melakukan project.</text:p>
        </text:list-item>
        <text:list-item>
          <text:p text:style-name="P105">Release</text:p>
          <text:p text:style-name="P109">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49">Daftar Pustaka</text:p>
          </text:index-title>
          <text:p text:style-name="P51">1: Sareh Aghaei, Mohammad Ali Nematbakhsh, and Hadi Khosravi Farsani, Evolution of the World Wide Web from Web 1.0 to Web 4.0, 2012</text:p>
          <text:p text:style-name="P51">2: Internet Live Stats, Total number of Websites, 2018, http://www.internetlivestats.com/total-number-of-websites/</text:p>
          <text:p text:style-name="P51">3: Kenneth C. Laudon, Jane P. Laudon, Management Information Systems: Managing The Digital Firm, 2012</text:p>
          <text:p text:style-name="P51">4: James A. O'Brien, George Marakas, Management Information Systems, 2011</text:p>
          <text:p text:style-name="P51">5: MARTIN BJÖREMO, PREDRAG TRNINIĆ, Evaluation of web application frameworks, 2010</text:p>
          <text:p text:style-name="P51">6: Chanchai Supaartagorn, PHP Web Authoring for Database Management based on MVC Pattern, 2011</text:p>
          <text:p text:style-name="P51">7: Pastima Simanjuntak, Arwin Kasnady, ANALISIS MODEL VIEW CONTROLLER (MVC) PADA BAHASA PHP, 2016</text:p>
          <text:p text:style-name="P51">8: Tutorials Point, Laravel Tutorial, 2016</text:p>
          <text:p text:style-name="P51">9: MySQL, What is MySQL, 2018, https://dev.mysql.com/doc/refman/8.0/en/what-is-mysql.html</text:p>
          <text:p text:style-name="P51">10: Ken Schwaber dan Jeff Sutherland, Panduan Scrum, 2017</text:p>
          <text:p text:style-name="P51">11: Sri Dharwiyanti, Pengantar Unified Modeling Language (UML), 2003</text:p>
          <text:p text:style-name="P51">12: Mingtao Shi, Software Functional Testing from the Perspective of Business Practice, 2010</text:p>
          <text:p text:style-name="P51">13: Mohd. Ehmer Khan, Different Approaches To Black Box Testing Technique For Finding Errors, 2011</text:p>
          <text:p text:style-name="P51">14: Diedit, Pengertian Skala Likert dan Contoh Cara Hitung Kuesionernya, 2018</text:p>
          <text:p text:style-name="P51">15: Obeth Dewa Wardhana, Pembuatan Sistem Informasi Registrasi Event Dan Ticketing “LAGIRAME”, 2017</text:p>
          <text:p text:style-name="P51">16: Nanang Wisnu Pambudi, Pengembangan Sistem Informasi Event Mahasiswa Berbasis Web Di Universitas Negeri Yogyakarta, 2017</text:p>
          <text:p text:style-name="P51">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4</text:page-number></text:p>
      </style:footer>
    </style:master-page>
    <style:master-page style:name="Daftar_20_Gambar" style:display-name="Daftar Gambar" style:page-layout-name="Mpm6" style:next-style-name="Daftar_20_Tabel">
      <style:footer>
        <text:p text:style-name="Footer"><text:page-number text:select-page="current">6</text:page-number></text:p>
      </style:footer>
    </style:master-page>
    <style:master-page style:name="Daftar_20_Tabel" style:display-name="Daftar Tabel" style:page-layout-name="Mpm7" style:next-style-name="Isi">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29T07:26:47.362802675</dc:date>
    <meta:editing-duration>PT19H25M11S</meta:editing-duration>
    <meta:editing-cycles>178</meta:editing-cycles>
    <meta:document-statistic meta:table-count="0" meta:image-count="3" meta:object-count="0" meta:page-count="33" meta:paragraph-count="264" meta:word-count="3909" meta:character-count="29432" meta:non-whitespace-character-count="25827"/>
  </office:meta>
</office:document-meta>
</file>